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tingDetailBO.setAmount( BigDecimal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Priority( Integer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OutBizId( String outBiz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Detai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BizType( String biz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Bil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Currency( Currency 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RateDefin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IndexNum( Integer index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IsJoin( RatingDetailIsJoinMEnum isJo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pTra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Gmt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Biz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UserNick( String userN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UserN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Biz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Biz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BillId( Long bil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TradeId( Long tra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Quantity( BigDecimal qua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Proration( BigDecimal pro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Inner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Deal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RateParams( Map &lt; String , String &gt; rate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ExtendInfo( Map &lt; String , String &gt; exten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FeeType( FeeTypeMEnum fe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Tra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pTradeId( Long pTra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Extend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Rate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Own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Curr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Index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BizTime( Date biz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Pro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I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Me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ProdId( Long prod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InnerTable( InnerTypeMEnum inner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Fe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MesRecei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OutBiz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GmtModified( Date gm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Status( RatingDetailStatusMEnum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Qua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RateDefineId( Long rateDefin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EventType( String ev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InnerId( Long inn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MesId( Long me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Pro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GmtCreate( Date gmt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DetailType( RatingDetailTypeMEnum detai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ItemId( Long i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MesReceiveTime( Date mesReceiv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BizId( String biz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IsJo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Gm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DealTime( Date deal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UserId( Lo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OwnSign( String ownS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setVersion( Integer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ingDetailBO.getIn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